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5a17" officeooo:paragraph-rsid="001a7589"/>
    </style:style>
    <style:style style:name="P2" style:family="paragraph" style:parent-style-name="Standard">
      <style:text-properties officeooo:rsid="00185a17" officeooo:paragraph-rsid="00185a17"/>
    </style:style>
    <style:style style:name="P3" style:family="paragraph" style:parent-style-name="Standard">
      <style:text-properties officeooo:paragraph-rsid="00185a17"/>
    </style:style>
    <style:style style:name="P4" style:family="paragraph" style:parent-style-name="Standard">
      <style:paragraph-properties fo:break-before="page"/>
      <style:text-properties officeooo:rsid="00185a17" officeooo:paragraph-rsid="00185a17"/>
    </style:style>
    <style:style style:name="P5" style:family="paragraph" style:parent-style-name="Standard">
      <style:paragraph-properties fo:break-before="page"/>
      <style:text-properties officeooo:rsid="00185a17" officeooo:paragraph-rsid="001a7589"/>
    </style:style>
    <style:style style:name="P6" style:family="paragraph" style:parent-style-name="Standard">
      <style:text-properties officeooo:paragraph-rsid="001c5125"/>
    </style:style>
    <style:style style:name="P7" style:family="paragraph" style:parent-style-name="Standard">
      <style:text-properties officeooo:paragraph-rsid="00185a17"/>
    </style:style>
    <style:style style:name="P8" style:family="paragraph" style:parent-style-name="Standard">
      <style:text-properties officeooo:rsid="001c5125" officeooo:paragraph-rsid="001c5125"/>
    </style:style>
    <style:style style:name="T1" style:family="text">
      <style:text-properties officeooo:rsid="001a7589"/>
    </style:style>
    <style:style style:name="T2" style:family="text">
      <style:text-properties officeooo:rsid="00185a17"/>
    </style:style>
    <style:style style:name="T3" style:family="text">
      <style:text-properties officeooo:rsid="001c51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Descrição Geral<text:line-break/>No extremo da Costa da Morte, onde o mar é implacável aos que desconhecem seus segredos, ergue-se o ancestral Farol do Fim da Terra. Ele está no centro da Vila das Carapaças, composta em sua maioria por pescadores de baleias.</text:p>
      <text:p text:style-name="P6"/>
      <text:p text:style-name="P6">A pessoa mais respeitada é a velha Nia, a faroleira. Todos os moradores podem acessar o farol, que é o coração da vila. Em sua base tem o centro de comércio de cartas naúticas. Entre os andares até a Cabine do Farol, encontram-se salas de convivência e de estudos marítimos entre os pescadores. A presença deste farol é crucial para a sobrevivência e o comércio, pois sem ele, a navegação na costa seria impossível.<text:line-break/><text:line-break/># Tesouros e lares<text:line-break/>- Cabine do Farol: No topo, dá para ver quase toda a Costa da morte. Forasteiros precisam da autorização de Nia para acessar este local. A sala é adornada com desenhos e relíquias antigas da cultura dos porteiros. Um aparato metálico envolve um cristal mágico que concentra dentro de si uma luz branca intensa em direção ao mar. Tem uma porta que vai até os aposentos de Nia, lá tem um mural com alguns rascunhos de um encantamento de purificação. </text:p>
      <text:p text:style-name="P6"/>
      <text:p text:style-name="P6">- O Navio Amaldiçoado: Alguns pescadores afirmam que avistaram este navio entre o aglomerado de rochas pontiagudas que ultrapassam o nível do mar, fica visível apenas para quem estiver em barcos próximo dessas rochas.</text:p>
      <text:p text:style-name="P6">É possível ver envolto nos destroços do navio uma névoa roxa e um mastro com o cintilar de um brilho vermelho. Os poucos que já foram até o local, nunca retornaram.</text:p>
      <text:p text:style-name="P6">No navio está o espectro d'O Traidor, um faroleiro que <text:soft-page-break/>vendeu conhecimentos ancestrais aos imperiais.</text:p>
      <text:p text:style-name="P6">É um local com águas geladas e correntes fortes que podem arrastar as pessoas até o fundo do mar. Além disso, criaturas marinhas agressivas e mortos-vivos podem estar à espreita, atraídos pela energia mágica de um fragmento corrompido do cristal mágico do farol.</text:p>
      <text:p text:style-name="P3"/>
      <text:p text:style-name="P3"># <text:span text:style-name="T3">Nia, a faroleira</text:span><text:line-break/>Ela carrega consigo um cajado encurvado na ponta, pois está pendurado uma pequena lamparina com um fragmento de cristal dentro, a luz é a mesma do farol. Ela está em busca da próxima pessoa que será guardiã do farol. </text:p>
      <text:p text:style-name="P3">Apenas os faroleiros sabem a canção completa que mantem o encantamento do cristal para emanar a luz do farol.</text:p>
      <text:p text:style-name="P3">Ela guarda o segredo de que tem um grande golem de pedra no formato de uma criatura marítima adormecido abaixo do navio amaldiçoado. Este golem foi um dos experimentos d'O Traidor, que utilizou a canção dos faroleiros e o seu fragmento do cristal mágico com o intuito de criar uma arma imortal. Esse processo de criação corrompeu o fragmento. </text:p>
      <text:p text:style-name="P3"/>
      <text:p text:style-name="P8"># Espectro d'O Traidor</text:p>
      <text:p text:style-name="P8">Imunidade a danos mundanos: só é machucado por ataques mágicos.</text:p>
      <text:p text:style-name="P8">Ataque: 1d8 + dreno de energia</text:p>
      <text:p text:style-name="P8">Morto-Vivo: não fazem barulho até que ataquem. São imunes a efeitos pertinentes a criaturas vivas (ex: veneno) e a efeitos de afetem a mente (Encantamento, Imobilizar, Sono, etc.)</text:p>
      <text:p text:style-name="P8">Caso alguém tente utilizar o fragmento corrompido, o que resta do espectro será consumido pelo fragmento, mas isso despertará um grande golem de pedra no formato de uma criatura marítim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85a17" officeooo:paragraph-rsid="001a7589"/>
    </style:style>
    <style:style style:name="MT1" style:family="text">
      <style:text-properties officeooo:rsid="001c5125"/>
    </style:style>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EX 0<text:span text:style-name="MT1">2</text:span>0<text:span text:style-name="MT1">8</text:span> – <text:span text:style-name="MT1">O FAROL DO FIM DA TERRA</text:span> – <text:span text:style-name="MT1">Isa Ramos</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06T15:50:19.895000000</meta:creation-date>
    <dc:date>2024-10-20T14:17:38.853000000</dc:date>
    <meta:editing-duration>PT26M</meta:editing-duration>
    <meta:editing-cycles>4</meta:editing-cycles>
    <meta:generator>LibreOffice/7.0.4.2$Windows_X86_64 LibreOffice_project/dcf040e67528d9187c66b2379df5ea4407429775</meta:generator>
    <meta:document-statistic meta:table-count="0" meta:image-count="0" meta:object-count="0" meta:page-count="2" meta:paragraph-count="15" meta:word-count="533" meta:character-count="3086" meta:non-whitespace-character-count="2562"/>
  </office:meta>
</office:document-meta>
</file>